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3b2" officeooo:paragraph-rsid="0007b3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eptions java : <text:s/></text:p>
      <text:p text:style-name="P1">- erreur 120</text:p>
      <text:p text:style-name="P1">- erreur 1</text:p>
      <text:p text:style-name="P1">- erreur 2 </text:p>
      <text:p text:style-name="P1">-erreur jva = intéruption logiel </text:p>
      <text:p text:style-name="P1">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5:59:04.848000000</meta:creation-date>
    <dc:date>2024-03-29T16:15:17.056000000</dc:date>
    <meta:editing-duration>PT16M12S</meta:editing-duration>
    <meta:editing-cycles>1</meta:editing-cycles>
    <meta:document-statistic meta:table-count="0" meta:image-count="0" meta:object-count="0" meta:page-count="1" meta:paragraph-count="6" meta:word-count="18" meta:character-count="86" meta:non-whitespace-character-count="70"/>
    <meta:generator>sFree_Office_for_Docs_and_PDF/7.4.2.3$Windows_X86_64 LibreOffice_project/382eef1f22670f7f4118c8c2dd222ec7ad009daf</meta:generator>
  </office:meta>
</office:document-meta>
</file>